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15.00%" fo:text-align="left" fo:margin-bottom="10.00pt"/>
    </style:style>
    <style:style style:name="P5" style:family="paragraph">
      <style:paragraph-properties fo:line-height="115.00%" fo:text-align="left" fo:margin-bottom="10.00pt"/>
    </style:style>
    <style:style style:name="P6" style:family="paragraph">
      <style:paragraph-properties fo:line-height="100.00%" fo:text-align="left" fo:margin-bottom="10.00pt"/>
    </style:style>
    <style:style style:name="P7" style:family="paragraph">
      <style:paragraph-properties fo:line-height="115.00%" fo:text-align="left" fo:margin-bottom="10.00pt"/>
    </style:style>
  </office:automatic-styles>
  <office:body>
    <office:text>
      <text:p text:style-name="P1"><text:span text:style-name="T1"/></text:p>
      <text:p text:style-name="P1"><text:span text:style-name="T2">The MVC Programming Model</text:span></text:p>
      <text:p text:style-name="P1"><text:span text:style-name="T3">MVC is one of three ASP.NET programming models.</text:span></text:p>
      <text:p text:style-name="P1"><text:span text:style-name="T3">MVC is a framework for building web applications using a MVC (Model View Controller) design:</text:span></text:p>
      <text:list text:style-name="L2">
        <text:list-item>
          <text:p text:style-name="P2"><text:span text:style-name="T3">The Model represents the application core (for instance a list of database records).</text:span></text:p>
        </text:list-item>
        <text:list-item>
          <text:p text:style-name="P2"><text:span text:style-name="T3">The View displays the data (the database records).</text:span></text:p>
        </text:list-item>
        <text:list-item>
          <text:p text:style-name="P2"><text:span text:style-name="T3">The Controller handles the input (to the database records).</text:span></text:p>
        </text:list-item>
        <text:list-item>
          <text:p text:style-name="P2"><text:span text:style-name="T3">The MVC model also provides full control over HTML, CSS, and JavaScript.</text:span></text:p>
        </text:list-item>
      </text:list>
      <text:p text:style-name="P3"><text:span text:style-name="T4">MVC</text:span><text:span text:style-name="T5"><text:tab/></text:span></text:p>
      <text:p text:style-name="P3"><text:span text:style-name="T5">The MVC model defines web applications with 3 logic layers:</text:span></text:p>
      <text:list text:style-name="L4">
        <text:list-item>
          <text:p text:style-name="P4"><text:span text:style-name="T5">The business layer (Model logic)<text:s text:c="7"/>(Order, Product class etc.)</text:span></text:p>
        </text:list-item>
        <text:list-item>
          <text:p text:style-name="P4"><text:span text:style-name="T5">The display layer (View logic)<text:s text:c="13"/>(.aspx web pages)</text:span></text:p>
        </text:list-item>
        <text:list-item>
          <text:p text:style-name="P4"><text:span text:style-name="T5">The input control (Controller logic)<text:s text:c="2"/>(.aspx.cs classes)</text:span></text:p>
        </text:list-item>
      </text:list>
      <text:p text:style-name="P5"><text:span text:style-name="T6">Web Forms vs MVC</text:span></text:p>
      <text:p text:style-name="P5"><text:span text:style-name="T7">The MVC programming model is a lighter alternative to traditional ASP.NET (Web Forms). It is a lightweight, highly testable framework, integrated with all existing ASP.NET features, such as Master Pages, Security, and Authentication. One downside of web forms is tight coupling. Our web pages are separated from the code behind them, they simply handle the elements and layout. The .aspx.cs file handles the application logic which calls classes in the business layer which in turn gets data from the model throught the Database layer.</text:span></text:p>
      <text:p text:style-name="P5"><text:span text:style-name="T8">MVC in our project:</text:span></text:p>
      <text:p text:style-name="P6"><draw:frame text:anchor-type="as-char" svg:width="134.14mm" svg:height="189.97mm" style:rel-width="scale" style:rel-height="scale"><draw:object-ole xlink:href="OleObj1"/><draw:image xlink:href="ObjectReplacements/OleObj1"/></draw:frame><text:span text:style-name="T8"/></text:p>
      <text:p text:style-name="P6"><text:span text:style-name="T8"/></text:p>
      <text:p text:style-name="P6"><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9"/></text:p>
      <text:p text:style-name="P7"><text:span text:style-name="T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